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ira um sumário aqui após colocar cada capítulo em uma página diferente</text:p>
      <text:p text:style-name="Standard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"><text:a xlink:type="simple" xlink:href="#__RefHeading___Toc247_100581067" text:style-name="Index_20_Link" text:visited-style-name="Index_20_Link">CAPÍTULO 1<text:tab/>1</text:a></text:p>
          <text:p text:style-name="P1"><text:a xlink:type="simple" xlink:href="#__RefHeading___Toc249_100581067" text:style-name="Index_20_Link" text:visited-style-name="Index_20_Link">CAPÍTULO 2<text:tab/>1</text:a></text:p>
          <text:p text:style-name="P1"><text:a xlink:type="simple" xlink:href="#__RefHeading___Toc251_100581067" text:style-name="Index_20_Link" text:visited-style-name="Index_20_Link">CAPÍTULO 3<text:tab/>1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247_100581067"/>CAPÍTULO 1<text:bookmark-end text:name="__RefHeading___Toc247_100581067"/></text:h>
      <text:p text:style-name="Standard"><text:tab/>Um texto qualquer.</text:p>
      <text:p text:style-name="Standard"/>
      <text:p text:style-name="Standard">Insira uma imagem </text:p>
      <text:p text:style-name="Standard"/>
      <text:h text:style-name="Heading_20_1" text:outline-level="1"><text:bookmark-start text:name="__RefHeading___Toc249_100581067"/>CAPÍTULO 2<text:bookmark-end text:name="__RefHeading___Toc249_100581067"/></text:h>
      <text:p text:style-name="Standard"><text:tab/>Um texto qualquer.</text:p>
      <text:p text:style-name="Standard"/>
      <text:h text:style-name="Heading_20_1" text:outline-level="1"><text:bookmark-start text:name="__RefHeading___Toc251_100581067"/>CAPÍTULO 3<text:bookmark-end text:name="__RefHeading___Toc251_100581067"/></text:h>
      <text:p text:style-name="Standard"><text:tab/>Um texto qualquer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08:52:54.648549710</meta:creation-date>
    <dc:date>2023-07-11T09:15:56.043894210</dc:date>
    <meta:editing-duration>PT5M21S</meta:editing-duration>
    <meta:editing-cycles>1</meta:editing-cycles>
    <meta:document-statistic meta:table-count="0" meta:image-count="0" meta:object-count="0" meta:page-count="1" meta:paragraph-count="12" meta:word-count="40" meta:character-count="221" meta:non-whitespace-character-count="189"/>
    <meta:generator>LibreOffice/7.3.7.2$Linux_X86_64 LibreOffice_project/30$Build-2</meta:generator>
  </office:meta>
</office:document-meta>
</file>